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100700611BB49F616E1.png" manifest:media-type="image/png"/>
  <manifest:file-entry manifest:full-path="Pictures/10000001000004A3000003846CE8E6FA6F410BF1.png" manifest:media-type="image/png"/>
  <manifest:file-entry manifest:full-path="Pictures/10000000000009B000000DB43F9F59C62B0D636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sansLight" svg:font-family="GeosansLight" style:font-family-generic="swiss" style:font-pitch="variable"/>
    <style:font-face style:name="HighVoltage Rough" svg:font-family="'HighVoltage Roug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ighVoltage Rough" fo:font-size="20pt" officeooo:rsid="000ea87f" officeooo:paragraph-rsid="000ea87f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bbe33d" loext:opacity="100%" style:font-name="HighVoltage Rough" fo:font-size="54pt" officeooo:rsid="000ea87f" officeooo:paragraph-rsid="000ea87f" style:font-size-asian="54pt" style:font-size-complex="54pt"/>
    </style:style>
    <style:style style:name="P3" style:family="paragraph" style:parent-style-name="Standard">
      <style:paragraph-properties fo:text-align="center" style:justify-single-word="false"/>
      <style:text-properties fo:color="#bbe33d" loext:opacity="100%" style:font-name="HighVoltage Rough" fo:font-size="10.5pt" officeooo:rsid="000ea87f" officeooo:paragraph-rsid="000ea87f" style:font-size-asian="9.14999961853027pt" style:font-size-complex="10.5pt"/>
    </style:style>
    <style:style style:name="P4" style:family="paragraph" style:parent-style-name="Standard">
      <style:paragraph-properties fo:text-align="center" style:justify-single-word="false"/>
      <style:text-properties fo:color="#ff3838" loext:opacity="100%" style:font-name="HighVoltage Rough" fo:font-size="26pt" officeooo:rsid="000ea87f" officeooo:paragraph-rsid="000ea87f" style:font-size-asian="22.75pt" style:font-size-complex="26pt"/>
    </style:style>
    <style:style style:name="P5" style:family="paragraph" style:parent-style-name="Standard">
      <style:paragraph-properties fo:text-align="center" style:justify-single-word="false"/>
      <style:text-properties fo:color="#ffff00" loext:opacity="100%" style:font-name="HighVoltage Rough" fo:font-size="26pt" officeooo:rsid="000ea87f" officeooo:paragraph-rsid="000ea87f" style:font-size-asian="22.75pt" style:font-size-complex="26pt"/>
    </style:style>
    <style:style style:name="P6" style:family="paragraph" style:parent-style-name="Standard">
      <style:paragraph-properties fo:text-align="center" style:justify-single-word="false"/>
      <style:text-properties fo:color="#ffff00" loext:opacity="100%" style:font-name="HighVoltage Rough" fo:font-size="66pt" officeooo:rsid="001febdb" officeooo:paragraph-rsid="001febdb" style:font-size-asian="66pt" style:font-size-complex="66pt"/>
    </style:style>
    <style:style style:name="P7" style:family="paragraph" style:parent-style-name="Standard">
      <style:paragraph-properties fo:text-align="center" style:justify-single-word="false"/>
      <style:text-properties fo:color="#ffff00" loext:opacity="100%" style:font-name="GeosansLight" fo:font-size="26pt" fo:font-style="normal" fo:font-weight="bold" officeooo:rsid="001d0419" officeooo:paragraph-rsid="001d0419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officeooo:rsid="0021fd2a"/>
    </style:style>
    <style:style style:name="T2" style:family="text">
      <style:text-properties officeooo:rsid="002611d4"/>
    </style:style>
    <style:style style:name="T3" style:family="text">
      <style:text-properties officeooo:rsid="002628ae"/>
    </style:style>
    <style:style style:name="T4" style:family="text">
      <style:text-properties officeooo:rsid="00288bb4"/>
    </style:style>
    <style:style style:name="T5" style:family="text">
      <style:text-properties officeooo:rsid="0028caa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magine3" text:anchor-type="char" svg:x="-1.986cm" svg:y="-2cm" svg:width="20.976cm" svg:height="29.7cm" draw:z-index="0"><draw:image xlink:href="Pictures/10000000000009B000000DB43F9F59C62B0D636C.jpg" xlink:type="simple" xlink:show="embed" xlink:actuate="onLoad" draw:mime-type="image/jpeg"/></draw:frame>Programmare in Nim</text:p>
      <text:p text:style-name="Standard"/>
      <text:p text:style-name="Standard"/>
      <text:p text:style-name="Standard"><draw:frame draw:style-name="fr1" draw:name="Immagine1" text:anchor-type="char" svg:y="0.265cm" svg:width="8.283cm" svg:height="6.276cm" draw:z-index="1"><draw:image xlink:href="Pictures/10000001000004A3000003846CE8E6FA6F410BF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2">Manuale</text:p>
      <text:p text:style-name="P2">da Battaglia</text:p>
      <text:p text:style-name="P1"/>
      <text:p text:style-name="P5">Ver <text:span text:style-name="T3">1</text:span>.<text:span text:style-name="T5">1</text:span><text:span text:style-name="T1">.</text:span><text:span text:style-name="T4">1</text:span></text:p>
      <text:p text:style-name="P4"><draw:frame draw:style-name="fr1" draw:name="Immagine2" text:anchor-type="char" svg:y="0.351cm" svg:width="3.752cm" svg:height="3.752cm" draw:z-index="2"><draw:image xlink:href="Pictures/100000010000010000000100700611BB49F616E1.png" xlink:type="simple" xlink:show="embed" xlink:actuate="onLoad" draw:mime-type="image/png"/></draw:frame></text:p>
      <text:p text:style-name="P4"/>
      <text:p text:style-name="P4"/>
      <text:p text:style-name="P4"/>
      <text:p text:style-name="P7">Andrea Martin</text:p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sansLight" svg:font-family="GeosansLight" style:font-family-generic="swiss" style:font-pitch="variable"/>
    <style:font-face style:name="HighVoltage Rough" svg:font-family="'HighVoltage Roug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23:50:45.323167227</meta:creation-date>
    <dc:date>2022-09-07T18:34:45.853944887</dc:date>
    <meta:editing-duration>PT41M34S</meta:editing-duration>
    <meta:editing-cycles>28</meta:editing-cycles>
    <meta:generator>LibreOffice/7.3.4.2$Linux_X86_64 LibreOffice_project/30$Build-2</meta:generator>
    <meta:document-statistic meta:table-count="0" meta:image-count="3" meta:object-count="0" meta:page-count="2" meta:paragraph-count="5" meta:word-count="10" meta:character-count="59" meta:non-whitespace-character-count="54"/>
  </office:meta>
</office:document-meta>
</file>